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dbdbd" draw:textarea-horizontal-align="justify" draw:textarea-vertical-align="middle" draw:auto-grow-height="false" fo:min-height="29.5cm" fo:min-width="60.75cm" draw:shadow="visibl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42a5f5" draw:opacity="100%" draw:textarea-horizontal-align="justify" draw:textarea-vertical-align="middle" draw:auto-grow-height="false" fo:min-height="7.15cm" fo:min-width="34.4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7cb342" draw:textarea-horizontal-align="center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b71c1c" draw:marker-start="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1b5e2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000000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29b6f6" draw:opacity="100%" draw:textarea-horizontal-align="justify" draw:textarea-vertical-align="middle" draw:auto-grow-height="false" fo:min-height="6.059cm" fo:min-width="23.9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29b6f6" draw:opacity="100%" draw:textarea-horizontal-align="justify" draw:textarea-vertical-align="middle" draw:auto-grow-height="false" fo:min-height="5.528cm" fo:min-width="27.4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cm" svg:stroke-color="#8e24aa" draw:marker-start="Arrowheads_20_1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ffc107" draw:marker-start="" draw:marker-start-width="0.35cm" draw:marker-end="Arrow_20_large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fill="solid" draw:fill-color="#29b6f6" draw:textarea-horizontal-align="justify" draw:textarea-vertical-align="middle" draw:auto-grow-height="false" fo:min-height="1.518cm" fo:min-width="1.446cm" fo:wrap-option="wrap" draw:shadow="hidden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000000" draw:marker-start="" draw:marker-start-width="0.35cm" draw:marker-end="Arrow_20_large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stroke="none" draw:fill="none" draw:fill-color="#ffffff" draw:auto-grow-height="true" draw:auto-grow-width="true" draw:fit-to-size="false" style:shrink-to-fit="true" fo:min-height="0.945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fffde7" draw:opacity="100%" draw:textarea-horizontal-align="justify" draw:textarea-vertical-align="middle" draw:auto-grow-height="false" fo:min-height="6.059cm" fo:min-width="30.7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cm" svg:stroke-color="#000000" draw:marker-start="Half_20_Circle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b71c1c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fde7" draw:opacity="100%" draw:textarea-horizontal-align="justify" draw:textarea-vertical-align="middle" draw:auto-grow-height="false" fo:min-height="13.15cm" fo:min-width="24.05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7cb342" draw:textarea-horizontal-align="center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draw:stroke-dash="Dot" svg:stroke-color="#212121" draw:stroke-linejoin="round" draw:fill="solid" draw:fill-color="#9fa8da" draw:textarea-horizontal-align="center" draw:textarea-vertical-align="middle" draw:auto-grow-height="true" fo:min-height="0cm" fo:min-width="0cm" fo:wrap-option="no-wrap" draw:shadow="hidden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1cm" svg:stroke-color="#1b5e20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solid" draw:stroke-dash="Long_20_Dash" svg:stroke-width="0.1cm" svg:stroke-color="#1b5e20" draw:marker-start-width="0.35cm" draw:marker-end="Concav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33" style:family="graphic" style:parent-style-name="standard">
      <style:graphic-properties draw:fill="solid" draw:fill-color="#fffde7" draw:textarea-horizontal-align="justify" draw:textarea-vertical-align="middle" draw:auto-grow-height="false" fo:min-height="1.518cm" fo:min-width="1.478cm" draw:shadow="hidden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1cm" svg:stroke-color="#00000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35" style:family="graphic" style:parent-style-name="standard">
      <style:graphic-properties draw:stroke="solid" draw:stroke-dash="Long_20_Dash" svg:stroke-width="0.1cm" svg:stroke-color="#000000" draw:marker-start-width="0.35cm" draw:marker-end="Concav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36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1cm" svg:stroke-color="#000000" draw:marker-start="Concave" draw:marker-start-width="0.35cm" draw:marker-end="Arrowheads_20_3" draw:marker-end-width="0.35cm" draw:textarea-vertical-align="middle" fo:padding-top="0.175cm" fo:padding-bottom="0.175cm" fo:padding-left="0.3cm" fo:padding-right="0.3cm" loext:decorative="false"/>
    </style:style>
    <style:style style:name="gr38" style:family="graphic" style:parent-style-name="standard">
      <style:graphic-properties draw:fill="solid" draw:fill-color="#fffde7" draw:textarea-vertical-align="middle" draw:auto-grow-height="true" fo:min-height="0cm" fo:min-width="0cm" fo:wrap-option="no-wrap" loext:decorative="false"/>
      <style:paragraph-properties style:writing-mode="lr-tb"/>
    </style:style>
    <style:style style:name="gr39" style:family="graphic" style:parent-style-name="standard">
      <style:graphic-properties draw:textarea-vertical-align="middle" draw:auto-grow-height="true" fo:min-height="0cm" fo:min-width="0cm" fo:wrap-option="no-wrap" loext:decorative="false"/>
      <style:paragraph-properties style:writing-mode="lr-tb"/>
    </style:style>
    <style:style style:name="gr40" style:family="graphic" style:parent-style-name="standard">
      <style:graphic-properties draw:stroke="solid" draw:stroke-dash="Dot" svg:stroke-width="0.2cm" svg:stroke-color="#212121" draw:marker-start-width="0.5cm" draw:marker-end-width="0.5cm" draw:stroke-linejoin="round" draw:fill="solid" draw:fill-color="#9fa8da" draw:textarea-horizontal-align="center" draw:textarea-vertical-align="middle" draw:auto-grow-height="true" fo:min-height="0cm" fo:min-width="0cm" fo:padding-top="0.225cm" fo:padding-bottom="0.225cm" fo:padding-left="0.35cm" fo:padding-right="0.35cm" fo:wrap-option="no-wrap" draw:shadow="hidden" style:writing-mode="lr-tb" loext:decorative="false"/>
      <style:paragraph-properties style:writing-mode="lr-tb"/>
    </style:style>
    <style:style style:name="P1" style:family="paragraph">
      <loext:graphic-properties draw:fill="solid" draw:fill-color="#bdbdbd"/>
      <style:paragraph-properties fo:text-align="center"/>
    </style:style>
    <style:style style:name="P2" style:family="paragraph">
      <loext:graphic-properties draw:fill="solid" draw:fill-color="#42a5f5" draw:opacity="100%"/>
      <style:paragraph-properties fo:text-align="center" style:writing-mode="lr-tb"/>
    </style:style>
    <style:style style:name="P3" style:family="paragraph">
      <loext:graphic-properties draw:fill="solid" draw:fill-color="#616161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Liberation Sans1" fo:font-style="normal" fo:font-weight="normal"/>
    </style:style>
    <style:style style:name="P7" style:family="paragraph">
      <loext:graphic-properties draw:fill="solid" draw:fill-color="#7cb34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Liberation Sans1" fo:font-style="normal" fo:font-weight="normal"/>
    </style:style>
    <style:style style:name="P8" style:family="paragraph">
      <loext:graphic-properties draw:fill="solid" draw:fill-color="#424242"/>
      <style:paragraph-properties fo:text-align="center"/>
    </style:style>
    <style:style style:name="P9" style:family="paragraph">
      <style:paragraph-properties fo:text-align="center"/>
      <style:text-properties style:font-name="IBM Plex Mono" fo:font-size="12pt"/>
    </style:style>
    <style:style style:name="P10" style:family="paragraph">
      <loext:graphic-properties draw:fill="solid" draw:fill-color="#9fa8da"/>
      <style:paragraph-properties fo:text-align="center" style:writing-mode="lr-tb"/>
      <style:text-properties style:font-name="IBM Plex Mono" fo:font-size="12pt"/>
    </style:style>
    <style:style style:name="P11" style:family="paragraph">
      <loext:graphic-properties draw:fill="solid" draw:fill-color="#29b6f6" draw:opacity="100%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424242"/>
      <style:paragraph-properties fo:text-align="center"/>
      <style:text-properties fo:font-size="22pt" fo:font-weight="bold"/>
    </style:style>
    <style:style style:name="P1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loext:graphic-properties draw:fill="solid" draw:fill-color="#9fa8da"/>
      <style:paragraph-properties fo:text-align="start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style:paragraph-properties fo:text-align="center"/>
      <style:text-properties fo:font-size="22pt" fo:font-weight="bold"/>
    </style:style>
    <style:style style:name="P17" style:family="paragraph">
      <loext:graphic-properties draw:fill="solid" draw:fill-color="#29b6f6"/>
      <style:paragraph-properties fo:text-align="center" style:writing-mode="lr-tb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loext:graphic-properties draw:fill="solid" draw:fill-color="#fffde7" draw:opacity="100%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21" style:family="paragraph">
      <loext:graphic-properties draw:fill="solid" draw:fill-color="#7cb34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22" style:family="paragraph">
      <style:paragraph-properties fo:text-align="center"/>
      <style:text-properties style:font-name="IBM Plex Mono" fo:font-size="12pt" fo:font-style="normal" fo:font-weight="normal"/>
    </style:style>
    <style:style style:name="P23" style:family="paragraph">
      <loext:graphic-properties draw:fill="solid" draw:fill-color="#9fa8da"/>
      <style:paragraph-properties fo:text-align="center" style:writing-mode="lr-tb"/>
      <style:text-properties style:font-name="IBM Plex Mono" fo:font-size="12pt" fo:font-style="normal" fo:font-weight="normal"/>
    </style:style>
    <style:style style:name="P24" style:family="paragraph">
      <loext:graphic-properties draw:fill="solid" draw:fill-color="#fffde7"/>
      <style:paragraph-properties fo:text-align="center" style:writing-mode="lr-tb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6" style:family="paragraph">
      <loext:graphic-properties draw:fill="solid" draw:fill-color="#fff59d"/>
      <style:paragraph-properties fo:margin-left="0cm" fo:margin-right="0cm" fo:margin-top="0.42cm" fo:margin-bottom="0.35cm" fo:line-height="100%" fo:text-align="center" fo:text-indent="0cm" style:writing-mode="lr-tb"/>
      <style:text-properties fo:font-size="10pt" style:font-size-asian="10pt" style:font-size-complex="10pt"/>
    </style:style>
    <style:style style:name="P27" style:family="paragraph">
      <style:paragraph-properties fo:text-align="start"/>
      <style:text-properties style:font-name="Liberation Mono" fo:font-size="10pt" fo:font-style="normal" fo:font-weight="normal" style:font-name-asian="Liberation Mono" style:font-size-asian="10pt" style:font-name-complex="Liberation Mono" style:font-size-complex="10pt"/>
    </style:style>
    <style:style style:name="P28" style:family="paragraph">
      <loext:graphic-properties draw:fill="solid" draw:fill-color="#9fa8da"/>
      <style:paragraph-properties fo:text-align="start" style:writing-mode="lr-tb"/>
      <style:text-properties style:font-name="Liberation Mono" fo:font-size="10pt" fo:font-style="normal" fo:font-weight="normal" style:font-name-asian="Liberation Mono" style:font-size-asian="10pt" style:font-name-complex="Liberation Mono" style:font-size-complex="10pt"/>
    </style:style>
    <style:style style:name="P29" style:family="paragraph">
      <loext:graphic-properties draw:fill="solid" draw:fill-color="#fffde7"/>
      <style:paragraph-properties fo:text-align="center"/>
    </style:style>
    <style:style style:name="P30" style:family="paragraph">
      <style:paragraph-properties fo:text-align="start"/>
      <style:text-properties style:font-name="Liberation Sans1" fo:font-size="32pt" fo:font-style="normal" fo:font-weight="bold" style:font-name-asian="Liberation Mono" style:font-size-asian="10pt" style:font-name-complex="Liberation Mono" style:font-size-complex="10pt"/>
    </style:style>
    <style:style style:name="P31" style:family="paragraph">
      <loext:graphic-properties draw:fill="solid" draw:fill-color="#9fa8da"/>
      <style:paragraph-properties fo:text-align="start" style:writing-mode="lr-tb"/>
      <style:text-properties style:font-name="Liberation Sans1" fo:font-size="32pt" fo:font-style="normal" fo:font-weight="bold" style:font-name-asian="Liberation Mono" style:font-size-asian="10pt" style:font-name-complex="Liberation Mono" style:font-size-complex="10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2pt" fo:font-style="normal" fo:font-weight="normal"/>
    </style:style>
    <style:style style:name="T5" style:family="text">
      <style:text-properties fo:font-size="18pt"/>
    </style:style>
    <style:style style:name="T6" style:family="text">
      <style:text-properties style:font-name="IBM Plex Mono" fo:font-size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fo:font-weight="bold"/>
    </style:style>
    <style:style style:name="T9" style:family="text">
      <style:text-properties fo:color="#000000" loext:opacity="100%" fo:font-size="24pt" fo:font-weight="normal"/>
    </style:style>
    <style:style style:name="T10" style:family="text">
      <style:text-properties fo:font-size="24pt" fo:font-weight="bold"/>
    </style:style>
    <style:style style:name="T11" style:family="text">
      <style:text-properties style:font-name="IBM Plex Mono" fo:font-size="12pt" fo:font-style="normal" fo:font-weight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IBM Plex Mono" fo:font-size="12pt" fo:font-style="normal" fo:font-weight="normal" style:font-name-asian="Liberation Mono" style:font-size-asian="10pt" style:font-name-complex="Liberation Mono" style:font-size-complex="10pt"/>
    </style:style>
    <style:style style:name="T14" style:family="text">
      <style:text-properties fo:font-weight="bold"/>
    </style:style>
    <style:style style:name="T15" style:family="text">
      <style:text-properties style:font-name="Liberation Sans1" fo:font-size="32pt" fo:font-style="normal" fo:font-weight="bold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1.25cm" svg:height="29.75cm" svg:x="1.95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g draw:style-name="gr2">
            <draw:custom-shape draw:style-name="gr3" draw:text-style-name="P2" draw:layer="layout" svg:width="35cm" svg:height="7.5cm" svg:x="27.7cm" svg:y="5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35cm" svg:height="1.062cm" svg:x="27.7cm" svg:y="5.35cm">
              <draw:text-box>
                <text:p>2) Create your Certification Request</text:p>
              </draw:text-box>
            </draw:frame>
          </draw:g>
          <draw:custom-shape draw:style-name="gr5" draw:text-style-name="P5" xml:id="id2" draw:id="id2" draw:layer="layout" svg:width="7.15cm" svg:height="0.962cm" svg:x="46.875cm" svg:y="11.216cm">
            <text:p text:style-name="P4">🔑 <text:span text:style-name="T1">Private key: code_signing.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xml:id="id3" draw:id="id3" draw:layer="layout" svg:width="8.714cm" svg:height="0.962cm" svg:x="40.768cm" svg:y="6.81cm">
            <text:p text:style-name="P6"><text:span text:style-name="T2">✏️</text:span><text:span text:style-name="T3"> Configuration: </text:span><text:span text:style-name="T4">certification_request.con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4" draw:id="id4" draw:layer="layout" svg:width="7.95cm" svg:height="0.962cm" svg:x="36.482cm" svg:y="11.216cm">
            <text:p text:style-name="P4"><text:span text:style-name="T5">🔓 </text:span><text:span text:style-name="T1">Request : certification_request.cs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8" draw:layer="layout" draw:type="curve" svg:x1="45.124cm" svg:y1="10.043cm" svg:x2="50.45cm" svg:y2="11.216cm" draw:start-shape="id1" draw:start-glue-point="2" draw:end-shape="id2" draw:end-glue-point="0" svg:d="M45124 10043c0 880 5326 294 5326 1173" svg:viewBox="0 0 5327 1174">
            <text:p/>
          </draw:connector>
          <draw:connector draw:style-name="gr9" draw:text-style-name="P8" draw:layer="layout" draw:type="curve" svg:x1="45.125cm" svg:y1="7.772cm" svg:x2="45.124cm" svg:y2="8.903cm" draw:start-shape="id3" draw:start-glue-point="2" draw:end-shape="id1" draw:end-glue-point="0" svg:d="M45125 7772c0 849-1 284-1 1131" svg:viewBox="0 0 2 1132">
            <text:p/>
          </draw:connector>
          <draw:connector draw:style-name="gr10" draw:text-style-name="P8" draw:layer="layout" draw:type="curve" svg:x1="45.124cm" svg:y1="10.043cm" svg:x2="40.457cm" svg:y2="11.216cm" draw:start-shape="id1" draw:start-glue-point="2" draw:end-shape="id4" draw:end-glue-point="0" svg:d="M45124 10043c0 880-4667 294-4667 1173" svg:viewBox="0 0 4668 1174">
            <text:p/>
          </draw:connector>
          <draw:custom-shape draw:style-name="gr11" draw:text-style-name="P10" xml:id="id1" draw:id="id1" draw:layer="layout" svg:width="34.11cm" svg:height="1.14cm" svg:x="28.069cm" svg:y="8.903cm">
            <text:p text:style-name="P9"><text:span text:style-name="T6">openssl req -new -newkey rsa:4096 -noenc -config certification_request.conf -keyout code_signing.key -out certification_request.cs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">
          <draw:custom-shape draw:style-name="gr12" draw:text-style-name="P11" draw:layer="layout" svg:width="24.5cm" svg:height="6.409cm" svg:x="38.2cm" svg:y="17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24.5cm" svg:height="1.062cm" svg:x="38.2cm" svg:y="17.741cm">
            <draw:text-box>
              <text:p>4) Bundle</text:p>
            </draw:text-box>
          </draw:frame>
          <draw:custom-shape draw:style-name="gr13" draw:text-style-name="P5" xml:id="id5" draw:id="id5" draw:layer="layout" svg:width="7.154cm" svg:height="0.962cm" svg:x="47.128cm" svg:y="22.173cm">
            <text:p text:style-name="P4">🔑🔏 <text:span text:style-name="T1">Bundle: code_signing.pf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8" draw:layer="layout" draw:type="curve" svg:x1="50.687cm" svg:y1="21.046cm" svg:x2="50.705cm" svg:y2="22.173cm" draw:end-shape="id5" draw:end-glue-point="0" svg:d="M50687 21046c0 469 18-94 18 1127" svg:viewBox="0 0 19 1128">
            <text:p/>
          </draw:connector>
          <draw:custom-shape draw:style-name="gr11" draw:text-style-name="P10" xml:id="id9" draw:id="id9" draw:layer="layout" svg:width="23.442cm" svg:height="1.14cm" svg:x="38.678cm" svg:y="19.944cm">
            <text:p text:style-name="P9"><text:span text:style-name="T7">openssl pkcs12 -export -inkey code_signing.key </text:span><text:span text:style-name="T6">-in code_signing.crt -out code_signing.pf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14" draw:text-style-name="P11" draw:layer="layout" svg:width="28cm" svg:height="5.878cm" svg:x="34.7cm" svg:y="2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8cm" svg:height="1.062cm" svg:x="34.7cm" svg:y="25.4cm">
          <draw:text-box>
            <text:p>5) Sign your Code</text:p>
          </draw:text-box>
        </draw:frame>
        <draw:custom-shape draw:style-name="gr15" draw:text-style-name="P5" xml:id="id6" draw:id="id6" draw:layer="layout" svg:width="3.271cm" svg:height="0.725cm" svg:x="46.565cm" svg:y="29.778cm">
          <text:p text:style-name="P4"><text:span text:style-name="T1">HelloWord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3" draw:layer="layout" draw:type="curve" svg:x1="46.565cm" svg:y1="30.14cm" svg:x2="48.2cm" svg:y2="28.512cm" draw:start-shape="id6" draw:start-glue-point="3" draw:end-shape="id7" draw:end-glue-point="2" svg:d="M46565 30140c-753 0-628-498-31-668s1666-11 1666-960" svg:viewBox="0 0 2158 1629">
          <text:p text:style-name="P12"><text:span text:style-name="T8">1</text:span></text:p>
        </draw:connector>
        <draw:custom-shape draw:style-name="gr11" draw:text-style-name="P15" xml:id="id7" draw:id="id7" draw:layer="layout" svg:width="27.25cm" svg:height="1.14cm" svg:x="34.575cm" svg:y="27.372cm">
          <text:p text:style-name="P14"><text:span text:style-name="T7"><text:s/>signtool sign /fd sha256 /f code_signing.pfx /tr http://timestamp.digicert.com /td sha256 HelloWord.e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16" draw:layer="layout" draw:type="curve" svg:x1="48.2cm" svg:y1="28.512cm" svg:x2="49.836cm" svg:y2="30.14cm" draw:start-shape="id7" draw:start-glue-point="2" draw:end-shape="id6" draw:end-glue-point="1" svg:d="M48200 28512c0 949 1068 790 1665 960s721 668-29 668" svg:viewBox="0 0 2157 1629">
          <text:p text:style-name="P12"><text:span text:style-name="T8">2</text:span></text:p>
        </draw:connector>
        <draw:custom-shape draw:style-name="gr18" draw:text-style-name="P17" xml:id="id8" draw:id="id8" draw:layer="layout" svg:width="2.75cm" svg:height="2.5cm" svg:x="28.45cm" svg:y="28.15cm">
          <text:p text:style-name="P12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6" draw:layer="layout" draw:type="curve" draw:line-skew="-0.088cm -2.789cm" svg:x1="48.2cm" svg:y1="30.503cm" svg:x2="31.2cm" svg:y2="29.4cm" draw:start-shape="id6" draw:start-glue-point="2" draw:end-shape="id8" draw:end-glue-point="10" svg:d="M48200 30503c0 618-6053 515-8468 85s-1191-1188-8532-1188" svg:viewBox="0 0 17001 1540">
          <text:p text:style-name="P12"><text:span text:style-name="T8">3</text:span></text:p>
        </draw:connector>
        <draw:connector draw:style-name="gr20" draw:text-style-name="P8" draw:layer="layout" draw:type="curve" svg:x1="50.705cm" svg:y1="23.135cm" svg:x2="48.2cm" svg:y2="27.372cm" draw:start-shape="id5" draw:start-glue-point="2" draw:end-shape="id7" draw:end-glue-point="0" svg:d="M50705 23135c0 3178-2505 1060-2505 4237" svg:viewBox="0 0 2506 4238">
          <text:p/>
        </draw:connector>
        <draw:connector draw:style-name="gr20" draw:text-style-name="P8" draw:layer="layout" draw:type="curve" svg:x1="50.45cm" svg:y1="12.178cm" svg:x2="50.399cm" svg:y2="19.944cm" draw:start-shape="id2" draw:start-glue-point="2" draw:end-shape="id9" draw:end-glue-point="0" svg:d="M50450 12178c0 5824-51 1942-51 7766" svg:viewBox="0 0 52 7767">
          <text:p/>
        </draw:connector>
        <draw:frame draw:style-name="gr21" draw:text-style-name="P18" draw:layer="layout" svg:width="16.216cm" svg:height="1.195cm" svg:x="3.55cm" svg:y="28.955cm">
          <draw:text-box>
            <text:p><text:span text:style-name="T9">Details at </text:span><text:span text:style-name="T10"><text:s/></text:span><text:span text:style-name="T10"><text:a xlink:href="https://jea.yne.fr/Self-Signing_Code/" xlink:type="simple">jea.yne.fr/Self-Signing_Code/</text:a></text:span></text:p>
          </draw:text-box>
        </draw:frame>
        <draw:custom-shape draw:style-name="gr22" draw:text-style-name="P19" draw:layer="layout" svg:width="31.3cm" svg:height="6.409cm" svg:x="2.4cm" svg:y="17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31.3cm" svg:height="1.062cm" svg:x="2.4cm" svg:y="17.741cm">
          <draw:text-box>
            <text:p>3) Self Certify your Request</text:p>
          </draw:text-box>
        </draw:frame>
        <draw:custom-shape draw:style-name="gr24" draw:text-style-name="P5" xml:id="id11" draw:id="id11" draw:layer="layout" svg:width="9.88cm" svg:height="0.962cm" svg:x="12.9cm" svg:y="22.55cm">
          <text:p text:style-name="P4"><text:span text:style-name="T5">🔏 </text:span><text:span text:style-name="T1">Certificate for signing code: code_signing.c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0" draw:id="id10" draw:layer="layout" svg:width="30.554cm" svg:height="1.14cm" svg:x="2.623cm" svg:y="19.9cm">
          <text:p text:style-name="P9"><text:span text:style-name="T6">openssl x509 -req -CA myRootCA.crt -CAkey myRootCA.key -in certification_request.csr -days 4000 -out code_signing.c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5" draw:text-style-name="P8" draw:layer="layout" draw:type="curve" svg:x1="17.9cm" svg:y1="21.04cm" svg:x2="17.84cm" svg:y2="22.55cm" draw:start-shape="id10" draw:start-glue-point="2" draw:end-shape="id11" draw:end-glue-point="0" svg:d="M17900 21040c0 1134-60 379-60 1510" svg:viewBox="0 0 61 1511">
          <text:p/>
        </draw:connector>
        <draw:connector draw:style-name="gr20" draw:text-style-name="P8" draw:layer="layout" draw:type="curve" draw:line-skew="4.953cm -0.293cm" svg:x1="22.78cm" svg:y1="23.031cm" svg:x2="50.399cm" svg:y2="19.944cm" draw:start-shape="id11" draw:start-glue-point="1" draw:end-shape="id9" draw:end-glue-point="0" svg:d="M22780 23031c6451 0 12902-970 12902-1941 0-970 3679-1940 7359-1940 3679 0 7358 397 7358 794" svg:viewBox="0 0 27620 3882">
          <text:p/>
        </draw:connector>
        <draw:custom-shape draw:style-name="gr26" draw:text-style-name="P19" draw:layer="layout" svg:width="24.65cm" svg:height="13.5cm" svg:x="2.4cm" svg:y="2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4.65cm" svg:height="1.062cm" svg:x="2.4cm" svg:y="2.376cm">
          <draw:text-box>
            <text:p>1) Create your private CA (myRootCA)</text:p>
          </draw:text-box>
        </draw:frame>
        <draw:custom-shape draw:style-name="gr27" draw:text-style-name="P5" xml:id="id13" draw:id="id13" draw:layer="layout" svg:width="6.702cm" svg:height="0.962cm" svg:x="4.364cm" svg:y="6.109cm">
          <text:p text:style-name="P4">🔑 <text:span text:style-name="T1">Private key: myRootCA.key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15" draw:id="id15" draw:layer="layout" svg:width="7.031cm" svg:height="0.962cm" svg:x="17.185cm" svg:y="6.109cm">
          <text:p text:style-name="P20"><text:span text:style-name="T5">✏️ </text:span><text:span text:style-name="T1">Configuration: myRootCA.conf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6" draw:id="id16" draw:layer="layout" svg:width="7.337cm" svg:height="0.962cm" svg:x="11.059cm" svg:y="10.64cm">
          <text:p text:style-name="P4"><text:span text:style-name="T5">🔏 </text:span><text:span text:style-name="T1">Root Certificate: myRootCA.crt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12" draw:id="id12" draw:layer="layout" svg:width="10.228cm" svg:height="1.14cm" svg:x="9.613cm" svg:y="3.812cm">
          <text:p text:style-name="P22"><text:span text:style-name="T11">openssl genrsa -out myRootCA.key 409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5" draw:text-style-name="P8" draw:layer="layout" draw:type="curve" svg:x1="14.727cm" svg:y1="4.952cm" svg:x2="7.715cm" svg:y2="6.109cm" draw:start-shape="id12" draw:start-glue-point="2" draw:end-shape="id13" draw:end-glue-point="0" svg:d="M14727 4952c0 868-7012 290-7012 1157" svg:viewBox="0 0 7013 1158">
          <text:p/>
        </draw:connector>
        <draw:connector draw:style-name="gr20" draw:text-style-name="P8" draw:layer="layout" draw:type="curve" svg:x1="7.715cm" svg:y1="7.071cm" svg:x2="14.727cm" svg:y2="8.351cm" draw:start-shape="id13" draw:start-glue-point="2" draw:end-shape="id14" draw:end-glue-point="0" svg:d="M7715 7071c0 960 7012 320 7012 1280" svg:viewBox="0 0 7013 1281">
          <text:p/>
        </draw:connector>
        <draw:connector draw:style-name="gr9" draw:text-style-name="P8" draw:layer="layout" draw:type="curve" svg:x1="20.7cm" svg:y1="7.071cm" svg:x2="14.727cm" svg:y2="8.351cm" draw:start-shape="id15" draw:start-glue-point="2" draw:end-shape="id14" draw:end-glue-point="0" svg:d="M20700 7071c0 960-5973 320-5973 1280" svg:viewBox="0 0 5974 1281">
          <text:p/>
        </draw:connector>
        <draw:connector draw:style-name="gr31" draw:text-style-name="P8" draw:layer="layout" draw:type="curve" svg:x1="14.727cm" svg:y1="9.491cm" svg:x2="14.727cm" svg:y2="10.64cm" draw:start-shape="id14" draw:start-glue-point="2" draw:end-shape="id16" draw:end-glue-point="0" svg:d="M14727 9491v1149" svg:viewBox="0 0 1 1150">
          <text:p/>
        </draw:connector>
        <draw:connector draw:style-name="gr32" draw:text-style-name="P8" draw:layer="layout" draw:type="curve" svg:x1="18.396cm" svg:y1="11.121cm" svg:x2="28.427cm" svg:y2="14.55cm" draw:start-shape="id16" draw:start-glue-point="1" draw:end-shape="id17" draw:end-glue-point="6" svg:d="M18396 11121c2508 0 5015 857 5015 1715 0 857 2508 1714 5016 1714" svg:viewBox="0 0 10032 3430">
          <text:p/>
        </draw:connector>
        <draw:connector draw:style-name="gr9" draw:text-style-name="P8" draw:layer="layout" draw:type="curve" svg:x1="14.727cm" svg:y1="11.602cm" svg:x2="14.744cm" svg:y2="13.037cm" draw:start-shape="id16" draw:start-glue-point="2" draw:end-shape="id18" draw:end-glue-point="0" svg:d="M14727 11602c0 1077 17 360 17 1435" svg:viewBox="0 0 18 1436">
          <text:p/>
        </draw:connector>
        <draw:custom-shape draw:style-name="gr33" draw:text-style-name="P24" xml:id="id17" draw:id="id17" draw:layer="layout" svg:width="2.796cm" svg:height="2.5cm" svg:x="28.427cm" svg:y="13.3cm">
          <text:p text:style-name="P12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8" draw:layer="layout" draw:type="curve" svg:x1="14.744cm" svg:y1="14.177cm" svg:x2="16.18cm" svg:y2="15.185cm" draw:start-shape="id18" draw:start-glue-point="2" draw:end-shape="id19" draw:end-glue-point="3" svg:d="M14744 14177c0 672 478 1008 1436 1008" svg:viewBox="0 0 1437 1009">
          <text:p/>
        </draw:connector>
        <draw:connector draw:style-name="gr35" draw:text-style-name="P8" draw:layer="layout" draw:type="curve" svg:x1="21.012cm" svg:y1="15.185cm" svg:x2="28.427cm" svg:y2="14.55cm" draw:start-shape="id19" draw:start-glue-point="1" draw:end-shape="id17" draw:end-glue-point="6" svg:d="M21012 15185c1854 0 3708-159 3708-318 0-158 1854-317 3707-317" svg:viewBox="0 0 7416 636">
          <text:p/>
        </draw:connector>
        <draw:connector draw:style-name="gr20" draw:text-style-name="P8" draw:layer="layout" draw:line-skew="3.414cm" svg:x1="7.715cm" svg:y1="7.071cm" svg:x2="17.9cm" svg:y2="19.9cm" draw:start-shape="id13" draw:start-glue-point="2" draw:end-shape="id10" draw:end-glue-point="0" svg:d="M7715 7071v9829h10185v3000" svg:viewBox="0 0 10186 12830">
          <text:p/>
        </draw:connector>
        <draw:connector draw:style-name="gr9" draw:text-style-name="P8" draw:layer="layout" draw:line-skew="-3.601cm" svg:x1="14.727cm" svg:y1="11.602cm" svg:x2="17.9cm" svg:y2="19.9cm" draw:start-shape="id16" draw:start-glue-point="2" draw:end-shape="id10" draw:end-glue-point="0" svg:d="M14727 11602v548h3173v7750" svg:viewBox="0 0 3174 8299">
          <text:p/>
        </draw:connector>
        <draw:custom-shape draw:style-name="gr36" draw:text-style-name="P26" xml:id="id19" draw:id="id19" draw:layer="layout" svg:width="4.832cm" svg:height="0.645cm" svg:x="16.18cm" svg:y="14.863cm">
          <text:p text:style-name="P25"><text:span text:style-name="T12">🫆︎ Thumbprint / Finger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8" xml:id="id18" draw:id="id18" draw:layer="layout" svg:width="13.532cm" svg:height="1.14cm" svg:x="7.978cm" svg:y="13.037cm">
          <text:p text:style-name="P27"><text:span text:style-name="T13">openssl x509 -in myRootCA.crt -noout -fingerprin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4" draw:id="id14" draw:layer="layout" svg:width="23.948cm" svg:height="1.14cm" svg:x="2.753cm" svg:y="8.351cm">
          <text:p text:style-name="P9"><text:span text:style-name="T6">openssl req -x509 -new -key myRootCA.key -config myRootCA.conf -days 3650 -out myRootCA.c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7" draw:text-style-name="P12" draw:layer="layout" draw:type="curve" draw:line-skew="0.293cm" svg:x1="17.9cm" svg:y1="19.9cm" svg:x2="40.457cm" svg:y2="12.178cm" draw:start-shape="id10" draw:start-glue-point="0" draw:end-shape="id4" draw:end-glue-point="2" svg:d="M17900 19900c0-5352 22557-1491 22557-7722" svg:viewBox="0 0 22558 7723">
          <text:p/>
        </draw:connector>
        <draw:custom-shape draw:style-name="gr38" draw:text-style-name="P29" draw:layer="layout" svg:width="10.809cm" svg:height="0.962cm" svg:x="3.944cm" svg:y="25.688cm">
          <text:p text:style-name="P12">On the left, operations done as a <text:span text:style-name="T14">CA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13.28cm" svg:height="0.962cm" svg:x="3.944cm" svg:y="27.38cm">
          <text:p text:style-name="P12">On the right, operations done as a <text:span text:style-name="T14">developer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draw:layer="layout" svg:width="16.838cm" svg:height="2.427cm" svg:x="36.984cm" svg:y="2.336cm">
          <text:p text:style-name="P30"><text:span text:style-name="T15">How To Self-Sign your 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15000 8146" svg:d="M29 0l-29 653 244 1943 761 1804 1183 1560 1562 1182 1806 760 1894 244 1994-244 1806-760 1562-1182 1183-1560 761-1804 244-1943-29-653z"/>
    <draw:marker draw:name="Arrowheads_20_3" draw:display-name="Arrowheads 3" svg:viewBox="0 0 15000 8146" svg:d="M29 0l-29 653 244 1943 761 1804 1183 1560 1562 1182 1806 760 1894 244 1994-244 1806-760 1562-1182 1183-1560 761-1804 244-1943-29-653z"/>
    <draw:marker draw:name="Concave" svg:viewBox="0 0 1131 1580" svg:d="M1013 1491l118 89-567-1580-564 1580 114-85 136-68 148-46 161-17 161 13 153 46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9T14:14:15.137722300</meta:creation-date>
    <dc:date>2025-10-15T18:41:02.907558600</dc:date>
    <meta:editing-duration>PT2H40M</meta:editing-duration>
    <meta:editing-cycles>50</meta:editing-cycles>
    <meta:generator>LibreOffice/25.2.5.2$Windows_X86_64 LibreOffice_project/03d19516eb2e1dd5d4ccd751a0d6f35f35e08022</meta:generator>
    <meta:document-statistic meta:object-count="59"/>
  </office:meta>
</office:document-meta>
</file>